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930000008DB45E28B9A87ED3D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/>
    </style:style>
    <style:style style:name="P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6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7" style:family="paragraph" style:parent-style-name="Text_20_body"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8" style:family="paragraph" style:parent-style-name="Text_20_body">
      <style:text-properties style:font-name="Arial"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color="#800000" style:font-name="Arial" fo:font-size="12pt" fo:language="es" fo:country="ES" fo:font-style="normal" style:text-underline-style="none" fo:font-weight="bold" style:font-name-asian="Bitstream Vera Sans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P10" style:family="paragraph" style:parent-style-name="Text_20_body">
      <style:text-properties fo:font-weight="bold" style:font-weight-asian="bold" style:font-weight-complex="bold"/>
    </style:style>
    <style:style style:name="P11" style:family="paragraph" style:parent-style-name="Text_20_body">
      <style:text-properties officeooo:paragraph-rsid="00073c0e"/>
    </style:style>
    <style:style style:name="P12" style:family="paragraph" style:parent-style-name="Text_20_body">
      <style:text-properties officeooo:rsid="00073c0e" officeooo:paragraph-rsid="00073c0e"/>
    </style:style>
    <style:style style:name="P13" style:family="paragraph" style:parent-style-name="Standard">
      <style:paragraph-properties fo:margin-left="1.251cm" fo:margin-right="0cm" fo:line-height="150%" fo:text-align="start" style:justify-single-word="false" fo:text-indent="0cm" style:auto-text-indent="false"/>
      <style:text-properties style:font-name="Arial" fo:font-size="12pt" fo:language="es" fo:country="E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left="1.251cm" fo:margin-right="0cm" fo:line-height="150%" fo:text-align="start" style:justify-single-word="false" fo:text-indent="0cm" style:auto-text-indent="false"/>
      <style:text-properties style:font-name="Arial" fo:font-size="12pt" fo:language="es" fo:country="ES" fo:font-style="normal" fo:font-weight="normal" officeooo:paragraph-rsid="000945c7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left="1.251cm" fo:margin-right="0cm" fo:line-height="150%" fo:text-align="start" style:justify-single-word="false" fo:text-indent="0cm" style:auto-text-indent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left="1.251cm" fo:margin-right="0cm" fo:line-height="150%" fo:text-align="start" style:justify-single-word="false" fo:text-indent="0cm" style:auto-text-indent="false"/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left="1.251cm" fo:margin-right="0cm" fo:line-height="150%" fo:text-align="start" style:justify-single-word="false" fo:text-indent="0cm" style:auto-text-indent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margin-left="1.251cm" fo:margin-right="0cm" fo:line-height="150%" fo:text-align="start" style:justify-single-word="false" fo:text-indent="0cm" style:auto-text-indent="false"/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9" style:family="paragraph" style:parent-style-name="Standard">
      <style:paragraph-properties fo:margin-left="1.251cm" fo:margin-right="0cm" fo:line-height="150%" fo:text-align="start" style:justify-single-word="false" fo:text-indent="0cm" style:auto-text-indent="false"/>
      <style:text-properties style:use-window-font-color="true" style:font-name="Arial" fo:font-size="12pt" fo:language="es" fo:country="ES" fo:font-style="normal" style:text-underline-style="none" fo:font-weight="normal" officeooo:paragraph-rsid="000945c7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0" style:family="paragraph" style:parent-style-name="Standard">
      <style:paragraph-properties fo:margin-left="2.501cm" fo:margin-right="0cm" fo:line-height="150%" fo:text-align="start" style:justify-single-word="false" fo:text-indent="0cm" style:auto-text-indent="false"/>
      <style:text-properties officeooo:paragraph-rsid="00098db2"/>
    </style:style>
    <style:style style:name="P21" style:family="paragraph" style:parent-style-name="Standard">
      <style:paragraph-properties fo:margin-left="2.501cm" fo:margin-right="0cm" fo:line-height="150%" fo:text-align="start" style:justify-single-word="false" fo:text-indent="0cm" style:auto-text-indent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23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48f6c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5" style:family="paragraph" style:parent-style-name="Text_20_body" style:list-style-name="L1">
      <style:text-properties officeooo:paragraph-rsid="00073c0e"/>
    </style:style>
    <style:style style:name="P26" style:family="paragraph" style:parent-style-name="Text_20_body" style:list-style-name="L1">
      <style:text-properties officeooo:rsid="00073c0e" officeooo:paragraph-rsid="00073c0e"/>
    </style:style>
    <style:style style:name="T1" style:family="text">
      <style:text-properties fo:color="#980000" style:font-name="Arial" fo:font-size="8pt" fo:font-weight="bold" officeooo:rsid="00048f6c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0fe6bd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945c7" style:font-weight-asian="bold" style:font-weight-complex="bold"/>
    </style:style>
    <style:style style:name="T9" style:family="text">
      <style:text-properties fo:font-weight="bold" officeooo:rsid="000c217c" style:font-weight-asian="bold" style:font-weight-complex="bold"/>
    </style:style>
    <style:style style:name="T10" style:family="text">
      <style:text-properties style:font-name="Arial" fo:font-size="12pt" style:font-size-asian="12pt" style:font-size-complex="12pt"/>
    </style:style>
    <style:style style:name="T11" style:family="text">
      <style:text-properties fo:color="#000000" style:font-name="Arial" fo:font-size="12pt" style:text-underline-style="none" style:font-size-asian="12pt" style:font-size-complex="12pt"/>
    </style:style>
    <style:style style:name="T12" style:family="text">
      <style:text-properties fo:color="#000000"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000000" style:font-name="Arial" fo:font-size="12pt" fo:font-style="normal" style:text-underline-style="none" fo:font-weight="normal" officeooo:rsid="00098db2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000000" style:font-name="Arial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color="#000000" style:font-name="Arial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16" style:family="text">
      <style:text-properties fo:color="#000000" fo:font-size="12pt" style:text-underline-style="none" officeooo:rsid="0003768c" style:font-size-asian="12pt" style:font-size-complex="12pt"/>
    </style:style>
    <style:style style:name="T17" style:family="text">
      <style:text-properties fo:color="#000000" style:font-name="Ubuntu Mono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00" style:font-name="Ubuntu Mono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color="#000000" style:font-name="Ubuntu Mono" fo:font-size="12pt" fo:font-style="normal" style:text-underline-style="none" fo:font-weight="bold" officeooo:rsid="00098db2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color="#000000" style:font-name="Ubuntu Mono" fo:font-size="12pt" fo:font-style="normal" style:text-underline-style="none" fo:font-weight="bold" officeooo:rsid="000c217c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fo:color="#000000" style:font-name="Ubuntu Mono" fo:font-size="12pt" style:text-underline-style="none" style:font-size-asian="12pt" style:font-size-complex="12pt"/>
    </style:style>
    <style:style style:name="T22" style:family="text">
      <style:text-properties fo:color="#000000" style:font-name="Ubuntu Mono" fo:font-size="12pt" style:text-underline-style="none" fo:font-weight="bold" style:font-size-asian="12pt" style:font-weight-asian="bold" style:font-size-complex="12pt" style:font-weight-complex="bold"/>
    </style:style>
    <style:style style:name="T23" style:family="text">
      <style:text-properties fo:color="#000000" style:font-name="Ubuntu Mono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24" style:family="text">
      <style:text-properties officeooo:rsid="00034b74"/>
    </style:style>
    <style:style style:name="T25" style:family="text">
      <style:text-properties officeooo:rsid="0003768c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2pt" officeooo:rsid="000945c7" style:font-size-asian="12pt" style:font-size-complex="12pt"/>
    </style:style>
    <style:style style:name="T28" style:family="text">
      <style:text-properties fo:font-size="12pt" officeooo:rsid="00090348" style:font-size-asian="12pt" style:font-size-complex="12pt"/>
    </style:style>
    <style:style style:name="T29" style:family="text">
      <style:text-properties fo:font-size="12pt" fo:font-weight="bold" style:font-size-asian="12pt" style:font-weight-asian="bold" style:font-size-complex="12pt" style:font-weight-complex="bold"/>
    </style:style>
    <style:style style:name="T30" style:family="text">
      <style:text-properties officeooo:rsid="00073c0e"/>
    </style:style>
    <style:style style:name="T31" style:family="text">
      <style:text-properties officeooo:rsid="00090348"/>
    </style:style>
    <style:style style:name="T32" style:family="text">
      <style:text-properties officeooo:rsid="000945c7"/>
    </style:style>
    <style:style style:name="T33" style:family="text">
      <style:text-properties style:use-window-font-color="true" style:text-underline-style="none" officeooo:rsid="000945c7" style:font-name-asian="Bitstream Vera Sans" style:language-asian="zxx" style:country-asian="none" style:font-name-complex="Tahoma" style:language-complex="zxx" style:country-complex="none"/>
    </style:style>
    <style:style style:name="T34" style:family="text">
      <style:text-properties style:use-window-font-color="true" style:text-underline-style="none" fo:font-weight="bold" officeooo:rsid="000945c7" style:font-name-asian="Bitstream Vera Sans" style:language-asian="zxx" style:country-asian="none" style:font-weight-asian="bold" style:font-name-complex="Tahoma" style:language-complex="zxx" style:country-complex="none" style:font-weight-complex="bold"/>
    </style:style>
    <style:style style:name="T35" style:family="text">
      <style:text-properties officeooo:rsid="000c217c"/>
    </style:style>
    <style:style style:name="T36" style:family="text">
      <style:text-properties officeooo:rsid="000fe6b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SRC. IES Haría</text:p>
      <text:p text:style-name="P6">UT<text:span text:style-name="T24">4</text:span>. Actividad <text:span text:style-name="T36">3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Servidor web en Windows <text:span text:style-name="T35">Server</text:span></text:p>
      <text:p text:style-name="P4"/>
      <text:p text:style-name="P4"/>
      <text:p text:style-name="P1"/>
      <text:p text:style-name="P1"/>
      <text:p text:style-name="P1"/>
      <text:p text:style-name="P22">Tarea:</text:p>
      <text:p text:style-name="Text_20_body"/>
      <text:p text:style-name="P11">Realizar los pasos de la práctica. Como equipo servidor se utilizará una máquina virtual con Windows Server. </text:p>
      <text:p text:style-name="P11"/>
      <text:p text:style-name="P12">Para la realización de la práctica nos basaremos en los recursos sobre IIS de la unidad y en tutoriales y manuales que localicemos a través de Internet.</text:p>
      <text:p text:style-name="P11"/>
      <text:p text:style-name="P12">Criterios de calificación:</text:p>
      <text:p text:style-name="P11"/>
      <text:list xml:id="list7225499486685292755" text:style-name="L1">
        <text:list-item>
          <text:p text:style-name="P26">Explicar en qué consiste cada apartado de la práctica y los pasos que se han de dar para su implementación.</text:p>
        </text:list-item>
        <text:list-item>
          <text:p text:style-name="P26">Explicación de las acciones que se han de llevar a cabo para la comprobación del funcionamiento de cada apartado.</text:p>
        </text:list-item>
        <text:list-item>
          <text:p text:style-name="P25"><text:span text:style-name="T30">Reproducir </text:span>los pasos <text:span text:style-name="T30">dados en cada apartado para su funcionamiento.</text:span></text:p>
        </text:list-item>
        <text:list-item>
          <text:p text:style-name="P26">Realizar acciones que permitan comprobar el correcto funcionamiento de cada apartado.</text:p>
        </text:list-item>
        <text:list-item>
          <text:p text:style-name="P26">Realización de forma autónoma de modificaciones en los parámetros utilizados en cada uno de los pasos.</text:p>
        </text:list-item>
      </text:list>
      <text:p text:style-name="Text_20_body"/>
      <text:p text:style-name="P10">Pasos de la práctica:</text:p>
      <text:p text:style-name="P2"/>
      <text:p text:style-name="P5"/>
      <text:p text:style-name="P13">1. Habilitar <text:span text:style-name="T32">la función Servidor Web </text:span>IIS</text:p>
      <text:p text:style-name="P14">2. <text:span text:style-name="T33">Cuando instalamos anteriormente el servicio Internet Information Services en el equipo servidor, por defecto queda habilitado un sitio web denominado </text:span><text:span text:style-name="T34">Default Web Site</text:span><text:span text:style-name="T33"> o sitio web predeterminado. Cambia el nombre del sitio web por defecto a </text:span><text:s/><text:span text:style-name="T7">www.miservidor.local.</text:span></text:p>
      <text:p text:style-name="P18"><text:span text:style-name="T31">Realiza las modificaciones en el fichero /etc/hosts de tu equipo para poder acceder con dicho nombre al servidor web. </text:span>Comprueba desde el navegador <text:span text:style-name="T31">de tu equipo </text:span>que accedes al servidor con dicho nombre</text:p>
      <text:p text:style-name="P19"><text:span text:style-name="T32">3. <text:s/>Si deseáramos utilizar el sitio web predeterminado </text:span><text:span text:style-name="T8">Default Web Site</text:span><text:span text:style-name="T32"> para mostrar cualquier contenido web <text:s/>basta con ubicar los ficheros deseados colgando de la ruta donde ha sido instalado dicho sitio <text:s/>web. Averigua cual es el directorio predeterminado del sitio web por defecto y crea en el una página de nombre </text:span><text:span text:style-name="T8">pagina.html</text:span><text:span text:style-name="T32">. Comprueba que puedes acceder a la misma desde el navegador. </text:span></text:p>
      <text:p text:style-name="P17"><text:span text:style-name="T27">4</text:span><text:span text:style-name="T10">. </text:span><text:span text:style-name="T26">Cambiar el </text:span><text:span text:style-name="T29">puerto</text:span><text:span text:style-name="T26"> en el que escucha por defecto el servidor web por el </text:span><text:span text:style-name="T29">8000.</text:span><text:span text:style-name="T26"> Comprobar </text:span><text:span text:style-name="T28">el funcionamiento </text:span><text:span text:style-name="T26">y dejar como estaba anteriormente.</text:span></text:p>
      <text:p text:style-name="P15"><text:span text:style-name="T35">5</text:span>. Configurar que cuando no se indique una página en concreto mostrara <text:span text:style-name="T7">indice.html</text:span> y si esta no se localiza mostrara <text:span text:style-name="T7">pagina.html</text:span>.</text:p>
      <text:p text:style-name="P15"><text:span text:style-name="T35">6</text:span>. Restringir el acceso a nuestro servidor a una máquina en concreto.</text:p>
      <text:p text:style-name="P15"><text:span text:style-name="T35">7</text:span>. <text:span text:style-name="T35">Restringir el acceso de forma que sólo pueda acceder un usuario de nombre </text:span><text:soft-page-break/><text:span text:style-name="T9">validado</text:span></text:p>
      <text:p text:style-name="P16"><text:span text:style-name="T35">8</text:span>. Hospedaje virtual:</text:p>
      <text:p text:style-name="P20"><text:span text:style-name="T12">a) Configurar el servidor para que pueda alojar dos páginas web diferentes en el mismo servidor. Una responderá a </text:span><text:span text:style-name="Internet_20_link"><text:span text:style-name="T18">www.mala.net</text:span></text:span><text:span text:style-name="T17">,</text:span><text:span text:style-name="T12"> </text:span><text:span text:style-name="T13">carpeta raíz </text:span><text:span text:style-name="T19">C:\Inetpub\</text:span><text:span text:style-name="T20">www.</text:span><text:span text:style-name="T19">mala.</text:span><text:span text:style-name="T20">net</text:span><text:span text:style-name="T13"> y </text:span><text:span text:style-name="T12">p</text:span><text:span text:style-name="T13">á</text:span><text:span text:style-name="T12">gina por defecto </text:span><text:span text:style-name="T18">mala</text:span><text:span text:style-name="T23">.html</text:span><text:span text:style-name="T12"> . El otro dominio virtual </text:span><text:span text:style-name="Internet_20_link"><text:span text:style-name="T18">www.haria.com</text:span></text:span><text:span text:style-name="T17">,</text:span><text:span text:style-name="T12"> </text:span><text:span text:style-name="T13">carpeta raíz </text:span><text:span text:style-name="T19">C:\Inetpub\</text:span><text:span text:style-name="T20">www.haria.com</text:span><text:span text:style-name="T13"> y </text:span><text:span text:style-name="T12">página por defecto </text:span><text:span text:style-name="T14">haria</text:span><text:span text:style-name="T15">.html</text:span><text:span text:style-name="T12">.</text:span></text:p>
      <text:p text:style-name="P21"><text:span text:style-name="T11">b) </text:span><text:span text:style-name="T16">Cambia la configuración del apartado anterior de forma que </text:span><text:span text:style-name="T11"><text:s/>los dos sitios escuchen cada uno en un puerto distinto (80</text:span><text:span text:style-name="T21"> </text:span><text:a xlink:type="simple" xlink:href="http://www.uga.net/" text:style-name="Internet_20_link" text:visited-style-name="Visited_20_Internet_20_Link">www.</text:a><text:span text:style-name="T22">mala.net</text:span><text:span text:style-name="T11"> y 8000 </text:span><text:a xlink:type="simple" xlink:href="http://www.orzola.com/" text:style-name="Internet_20_link" text:visited-style-name="Visited_20_Internet_20_Link">www.</text:a><text:span text:style-name="T22">haria.com</text:span><text:span text:style-name="T11">)</text:span></text:p>
      <text:p text:style-name="P15"><text:span text:style-name="T35">9</text:span>. Habilitar el registro y ver los registros de acceso al servidor.</text:p>
      <text:p text:style-name="P7"/>
      <text:p text:style-name="P7"/>
      <text:p text:style-name="P7"/>
      <text:p text:style-name="P7"/>
      <text:p text:style-name="P9">Cuando hayas terminado avisa al profesor para que <text:span text:style-name="T31">revise</text:span> la práctica</text:p>
      <text:p text:style-name="P8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48f6c"/>
    </style:style>
    <style:style style:name="MT1" style:family="text">
      <style:text-properties fo:color="#980000" style:font-name="Arial" fo:font-size="8pt" fo:font-weight="bold" officeooo:rsid="00048f6c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0fe6bd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RC</text:span><text:span text:style-name="MT2">-UT</text:span><text:span text:style-name="MT1">4</text:span><text:span text:style-name="MT3">-A</text:span><text:span text:style-name="MT4">3</text:span><text:span text:style-name="MT2">. </text:span><text:span text:style-name="MT1">Servidor web en Windows Server. IIS</text:span><text:span text:style-name="MT5"><text:tab/></text:span><text:span text:style-name="MT6"><text:tab/></text:span><text:span text:style-name="MT6"><draw:frame draw:style-name="Mfr1" draw:name="graphics1" text:anchor-type="as-char" svg:width="2.335cm" svg:height="0.818cm" draw:z-index="2"><draw:image xlink:href="Pictures/10000201000001930000008DB45E28B9A87ED3D9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10-17T21:47:29</meta:creation-date>
    <dc:date>2016-11-21T10:19:59.893762042</dc:date>
    <meta:print-date>2006-12-12T00:09:40</meta:print-date>
    <dc:language>es-ES</dc:language>
    <meta:editing-cycles>58</meta:editing-cycles>
    <meta:editing-duration>PT23H52M58S</meta:editing-duration>
    <meta:document-statistic meta:table-count="0" meta:image-count="1" meta:object-count="0" meta:page-count="3" meta:paragraph-count="27" meta:word-count="457" meta:character-count="2841" meta:non-whitespace-character-count="2407"/>
    <meta:user-defined meta:name="Info 1"/>
    <meta:user-defined meta:name="Info 2"/>
    <meta:user-defined meta:name="Info 3"/>
    <meta:user-defined meta:name="Info 4"/>
  </office:meta>
</office:document-meta>
</file>